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78a" officeooo:paragraph-rsid="000e178a"/>
    </style:style>
    <style:style style:name="P2" style:family="paragraph" style:parent-style-name="Standard">
      <style:text-properties style:font-name="Liberation Serif" fo:font-size="12pt"/>
    </style:style>
    <style:style style:name="P3" style:family="paragraph" style:parent-style-name="Standard">
      <style:text-properties style:text-position="0% 100%" officeooo:rsid="000f0874" officeooo:paragraph-rsid="000f0874"/>
    </style:style>
    <style:style style:name="P4" style:family="paragraph" style:parent-style-name="Standard">
      <style:text-properties style:text-position="0% 100%" officeooo:rsid="0010d8d4" officeooo:paragraph-rsid="000e178a"/>
    </style:style>
    <style:style style:name="P5" style:family="paragraph" style:parent-style-name="Standard">
      <style:text-properties style:text-position="0% 100%" officeooo:rsid="0013998a" officeooo:paragraph-rsid="0013998a"/>
    </style:style>
    <style:style style:name="T1" style:family="text">
      <style:text-properties style:text-position="0% 100%"/>
    </style:style>
    <style:style style:name="T2" style:family="text">
      <style:text-properties fo:font-style="italic" style:font-style-asian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nderstanding behaviour and intent from pose</text:p>
      <text:p text:style-name="P1"/>
      <text:p text:style-name="Standard">Use of RNN/LSTM directly on animal or pedestrian pose is difficult as poses are not discrete, they are usually continuos movements, some papers have addressed this issue <text:reference-mark-start text:name="ADDIN CSL_CITATION {&quot;schema&quot;: &quot;https://github.com/citation-style-language/schema/raw/master/csl-citation.json&quot;, &quot;mendeley&quot;: {&quot;plainTextFormattedCitation&quot;: &quot;(Graves, Fernandez, Gomez, &amp; Schmidhuber, 2006)&quot;, &quot;previouslyFormattedCitation&quot;: &quot;(Graves, Fernandez, Gomez, &amp; Schmidhuber, 2006)&quot;, &quot;formattedCitation&quot;: &quot;(Graves, Fernandez, Gomez, &amp; Schmidhuber, 2006)&quot;}, &quot;citationItems&quot;: [{&quot;uris&quot;: [&quot;http://www.mendeley.com/documents/?uuid=af4e6b56-3226-4abb-ad5d-ccbd78f0689d&quot;], &quot;itemData&quot;: {&quot;title&quot;: &quot;Connectionist Temporal Classification : Labelling Unsegmented Sequence Data with Recurrent Neural Networks&quot;, &quot;issued&quot;: {&quot;date-parts&quot;: [[&quot;2006&quot;]]}, &quot;type&quot;: &quot;article-journal&quot;, &quot;container-title&quot;: &quot;Proceedings of the 23rd international conference on Machine Learning&quot;, &quot;PMID&quot;: &quot;1000285842&quot;, &quot;ISBN&quot;: &quot;1595933832&quot;, &quot;ISSN&quot;: &quot;10987576&quot;, &quot;author&quot;: [{&quot;family&quot;: &quot;Graves&quot;, &quot;non-dropping-particle&quot;: &quot;&quot;, &quot;dropping-particle&quot;: &quot;&quot;, &quot;parse-names&quot;: false, &quot;given&quot;: &quot;Alex&quot;, &quot;suffix&quot;: &quot;&quot;}, {&quot;family&quot;: &quot;Fernandez&quot;, &quot;non-dropping-particle&quot;: &quot;&quot;, &quot;dropping-particle&quot;: &quot;&quot;, &quot;parse-names&quot;: false, &quot;given&quot;: &quot;Santiago&quot;, &quot;suffix&quot;: &quot;&quot;}, {&quot;family&quot;: &quot;Gomez&quot;, &quot;non-dropping-particle&quot;: &quot;&quot;, &quot;dropping-particle&quot;: &quot;&quot;, &quot;parse-names&quot;: false, &quot;given&quot;: &quot;Faustino&quot;, &quot;suffix&quot;: &quot;&quot;}, {&quot;family&quot;: &quot;Schmidhuber&quot;, &quot;non-dropping-particle&quot;: &quot;&quot;, &quot;dropping-particle&quot;: &quot;&quot;, &quot;parse-names&quot;: false, &quot;given&quot;: &quot;Jurgen&quot;, &quot;suffix&quot;: &quot;&quot;}], &quot;abstract&quot;: &quot;Many real-world sequence learning tasks re- quire the prediction of sequences of labels from noisy, unsegmented input data. In speech recognition, for example, an acoustic signal is transcribed into words or sub-word units. Recurrent neural networks (RNNs) are powerful sequence learners that would seem well suited to such tasks. However, because they require pre-segmented training data, and post-processing to transform their out- puts into label sequences, their applicability has so far been limited. This paper presents a novel method for training RNNs to label un- segmented sequences directly, thereby solv- ing both problems. An experiment on the TIMIT speech corpus demonstrates its ad- vantages over both a baseline HMM and a hybrid HMM-RNN.&quot;, &quot;id&quot;: &quot;ITEM-1&quot;, &quot;page&quot;: &quot;369-376&quot;, &quot;DOI&quot;: &quot;10.1145/1143844.1143891&quot;}, &quot;id&quot;: &quot;ITEM-1&quot;}], &quot;properties&quot;: {&quot;noteIndex&quot;: 0}} RNDsNPqTqghKW"/><text:span text:style-name="T1">(Graves, Fernandez, Gomez, &amp; Schmidhuber, 2006)</text:span><text:reference-mark-end text:name="ADDIN CSL_CITATION {&quot;schema&quot;: &quot;https://github.com/citation-style-language/schema/raw/master/csl-citation.json&quot;, &quot;mendeley&quot;: {&quot;plainTextFormattedCitation&quot;: &quot;(Graves, Fernandez, Gomez, &amp; Schmidhuber, 2006)&quot;, &quot;previouslyFormattedCitation&quot;: &quot;(Graves, Fernandez, Gomez, &amp; Schmidhuber, 2006)&quot;, &quot;formattedCitation&quot;: &quot;(Graves, Fernandez, Gomez, &amp; Schmidhuber, 2006)&quot;}, &quot;citationItems&quot;: [{&quot;uris&quot;: [&quot;http://www.mendeley.com/documents/?uuid=af4e6b56-3226-4abb-ad5d-ccbd78f0689d&quot;], &quot;itemData&quot;: {&quot;title&quot;: &quot;Connectionist Temporal Classification : Labelling Unsegmented Sequence Data with Recurrent Neural Networks&quot;, &quot;issued&quot;: {&quot;date-parts&quot;: [[&quot;2006&quot;]]}, &quot;type&quot;: &quot;article-journal&quot;, &quot;container-title&quot;: &quot;Proceedings of the 23rd international conference on Machine Learning&quot;, &quot;PMID&quot;: &quot;1000285842&quot;, &quot;ISBN&quot;: &quot;1595933832&quot;, &quot;ISSN&quot;: &quot;10987576&quot;, &quot;author&quot;: [{&quot;family&quot;: &quot;Graves&quot;, &quot;non-dropping-particle&quot;: &quot;&quot;, &quot;dropping-particle&quot;: &quot;&quot;, &quot;parse-names&quot;: false, &quot;given&quot;: &quot;Alex&quot;, &quot;suffix&quot;: &quot;&quot;}, {&quot;family&quot;: &quot;Fernandez&quot;, &quot;non-dropping-particle&quot;: &quot;&quot;, &quot;dropping-particle&quot;: &quot;&quot;, &quot;parse-names&quot;: false, &quot;given&quot;: &quot;Santiago&quot;, &quot;suffix&quot;: &quot;&quot;}, {&quot;family&quot;: &quot;Gomez&quot;, &quot;non-dropping-particle&quot;: &quot;&quot;, &quot;dropping-particle&quot;: &quot;&quot;, &quot;parse-names&quot;: false, &quot;given&quot;: &quot;Faustino&quot;, &quot;suffix&quot;: &quot;&quot;}, {&quot;family&quot;: &quot;Schmidhuber&quot;, &quot;non-dropping-particle&quot;: &quot;&quot;, &quot;dropping-particle&quot;: &quot;&quot;, &quot;parse-names&quot;: false, &quot;given&quot;: &quot;Jurgen&quot;, &quot;suffix&quot;: &quot;&quot;}], &quot;abstract&quot;: &quot;Many real-world sequence learning tasks re- quire the prediction of sequences of labels from noisy, unsegmented input data. In speech recognition, for example, an acoustic signal is transcribed into words or sub-word units. Recurrent neural networks (RNNs) are powerful sequence learners that would seem well suited to such tasks. However, because they require pre-segmented training data, and post-processing to transform their out- puts into label sequences, their applicability has so far been limited. This paper presents a novel method for training RNNs to label un- segmented sequences directly, thereby solv- ing both problems. An experiment on the TIMIT speech corpus demonstrates its ad- vantages over both a baseline HMM and a hybrid HMM-RNN.&quot;, &quot;id&quot;: &quot;ITEM-1&quot;, &quot;page&quot;: &quot;369-376&quot;, &quot;DOI&quot;: &quot;10.1145/1143844.1143891&quot;}, &quot;id&quot;: &quot;ITEM-1&quot;}], &quot;properties&quot;: {&quot;noteIndex&quot;: 0}} RNDsNPqTqghKW"/></text:p>
      <text:p text:style-name="P4"/>
      <text:p text:style-name="P5">The poses will be being estimated in regular discrete time steps however, so it’s likely this is not an issue.</text:p>
      <text:p text:style-name="Heading_20_1">References:</text:p>
      <text:p text:style-name="P3"/>
      <text:section text:style-name="Sect1" text:name="ADDIN Mendeley Bibliography CSL_BIBLIOGRAPHY  RND4QFjaeRzfo">
        <text:p text:style-name="P2">Graves, A., Fernandez, S., Gomez, F., &amp; Schmidhuber, J. (2006). Connectionist Temporal Classification : Labelling Unsegmented Sequence Data with Recurrent Neural Networks. <text:span text:style-name="T2">Proceedings of the 23rd International Conference on Machine Learning</text:span>, 369–376. https://doi.org/10.1145/1143844.1143891</text:p>
      </text:section>
      <text:p text:style-name="P1">⁠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57:22.559551024</meta:creation-date>
    <dc:date>2017-10-30T13:59:10.592957093</dc:date>
    <meta:editing-duration>PT1H57M5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95" meta:character-count="673" meta:non-whitespace-character-count="585"/>
    <meta:user-defined meta:name="Mendeley Citation Style_1">http://www.zotero.org/styles/apa</meta:user-defined>
    <meta:user-defined meta:name="Mendeley Document_1">True</meta:user-defined>
    <meta:user-defined meta:name="Mendeley Unique User Id_1">bb25f2dd-837f-3d5a-963b-2f0d446749d8</meta:user-defined>
  </office:meta>
</office:document-meta>
</file>